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66ffff" draw:textarea-horizontal-align="justify" draw:textarea-vertical-align="middle" draw:auto-grow-height="false" fo:min-height="2.273cm" fo:min-width="5.3cm"/>
    </style:style>
    <style:style style:name="gr2" style:family="graphic" style:parent-style-name="standard">
      <style:graphic-properties draw:stroke="none" draw:marker-start="" draw:fill-color="#00ffff" draw:opacity="11%" draw:opacity-name="" draw:textarea-horizontal-align="justify" draw:textarea-vertical-align="middle" draw:auto-grow-height="false" fo:min-height="0.85cm" fo:min-width="1.3cm"/>
    </style:style>
    <style:style style:name="gr3" style:family="graphic" style:parent-style-name="standard">
      <style:graphic-properties draw:stroke="none" draw:marker-start="" draw:fill-color="#66ff66" draw:textarea-horizontal-align="justify" draw:textarea-vertical-align="middle" draw:auto-grow-height="false" fo:min-height="2.273cm" fo:min-width="5.3cm"/>
    </style:style>
    <style:style style:name="gr4" style:family="graphic" style:parent-style-name="standard">
      <style:graphic-properties draw:stroke="none" draw:marker-start="" draw:fill-color="#ccff00" draw:textarea-horizontal-align="justify" draw:textarea-vertical-align="middle" draw:auto-grow-height="false" fo:min-height="2.273cm" fo:min-width="8.3cm"/>
    </style:style>
    <style:style style:name="gr5" style:family="graphic" style:parent-style-name="standard">
      <style:graphic-properties draw:stroke="none" draw:marker-start="" draw:fill-color="#ccff00" draw:opacity="55%" draw:opacity-name="" draw:textarea-horizontal-align="justify" draw:textarea-vertical-align="middle" draw:auto-grow-height="false" fo:min-height="0.85cm" fo:min-width="2.759cm"/>
    </style:style>
    <style:style style:name="gr6" style:family="graphic" style:parent-style-name="standard">
      <style:graphic-properties draw:stroke="none" draw:marker-start="" draw:fill-color="#ccff00" draw:opacity="55%" draw:opacity-name="" draw:textarea-horizontal-align="justify" draw:textarea-vertical-align="middle" draw:auto-grow-height="false" fo:min-height="0.85cm" fo:min-width="2.758cm"/>
    </style:style>
    <style:style style:name="gr7" style:family="graphic" style:parent-style-name="standard">
      <style:graphic-properties draw:stroke="none" draw:marker-start="" draw:fill-color="#ccff00" draw:opacity="55%" draw:opacity-name="" draw:textarea-horizontal-align="justify" draw:textarea-vertical-align="middle" draw:auto-grow-height="false" fo:min-height="0.85cm" fo:min-width="1.059cm"/>
    </style:style>
    <style:style style:name="gr8" style:family="graphic" style:parent-style-name="standard">
      <style:graphic-properties draw:stroke="none" draw:marker-start="" draw:fill-color="#ff99ff" draw:textarea-horizontal-align="justify" draw:textarea-vertical-align="middle" draw:auto-grow-height="false" fo:min-height="2.273cm" fo:min-width="5.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66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00ffff" draw:opacity="11%"/>
      <style:paragraph-properties fo:text-align="center"/>
    </style:style>
    <style:style style:name="P5" style:family="paragraph">
      <loext:graphic-properties draw:fill-color="#66ff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ccff00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ccff00" draw:opacity="55%"/>
      <style:paragraph-properties fo:text-align="center"/>
    </style:style>
    <style:style style:name="P8" style:family="paragraph">
      <loext:graphic-properties draw:fill-color="#ff99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2" draw:layer="layout" svg:width="5.8cm" svg:height="2.523cm" svg:x="12.8cm" svg:y="2.2cm">
              <text:p text:style-name="P1"><text:span text:style-name="T1">Light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1.8cm" svg:height="1.1cm" svg:x="12.8cm" svg:y="5cm">
              <text:p text:style-name="P3">Ray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1.8cm" svg:height="1.1cm" svg:x="14.8cm" svg:y="5cm">
              <text:p text:style-name="P3">Wave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1.8cm" svg:height="1.1cm" svg:x="16.8cm" svg:y="5cm">
              <text:p text:style-name="P3">etc.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5" draw:layer="layout" svg:width="5.8cm" svg:height="2.523cm" svg:x="8.5cm" svg:y="11.777cm">
            <text:p text:style-name="P1"><text:span text:style-name="T1">Pro</text:span><text:span text:style-name="T1">pa</text:span><text:span text:style-name="T1">gat</text:span><text:span text:style-name="T1">ion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6" draw:layer="layout" svg:width="8.8cm" svg:height="2.523cm" svg:x="14.6cm" svg:y="11.8cm">
              <text:p text:style-name="P1"><text:span text:style-name="T1">Interacti</text:span><text:span text:style-name="T1">on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7" draw:layer="layout" svg:width="3.259cm" svg:height="1.1cm" svg:x="14.6cm" svg:y="14.5cm">
              <text:p text:style-name="P3">Refraction</text:p>
              <draw:enhanced-geometry svg:viewBox="0 0 21600 21600" draw:type="rectangle" draw:enhanced-path="M 0 0 L 21600 0 21600 21600 0 21600 0 0 Z N"/>
            </draw:custom-shape>
            <draw:custom-shape draw:style-name="gr6" draw:text-style-name="P7" draw:layer="layout" svg:width="3.258cm" svg:height="1.1cm" svg:x="18.221cm" svg:y="14.5cm">
              <text:p text:style-name="P3">Diffraction</text:p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1.559cm" svg:height="1.1cm" svg:x="21.841cm" svg:y="14.5cm">
              <text:p text:style-name="P3">etc.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8" draw:layer="layout" svg:width="5.8cm" svg:height="2.523cm" svg:x="12.9cm" svg:y="7.177cm">
            <text:p text:style-name="P1"><text:span text:style-name="T1">OpticalSystem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0:05:18.047156549</meta:creation-date>
    <dc:date>2017-04-24T10:23:40.773172952</dc:date>
    <meta:editing-duration>PT8M22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